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subtitle">
      <style:graphic-properties draw:fill-color="#ffffff" draw:auto-grow-height="true" fo:min-height="17.935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4.057cm" svg:x="1.471cm" svg:y="6.35cm" presentation:class="title" presentation:user-transformed="true">
          <draw:text-box>
            <text:p text:style-name="P1">Foot Gesture<text:line-break/>Analysis &amp; Classification</text:p>
          </draw:text-box>
        </draw:frame>
        <draw:frame presentation:style-name="pr2" draw:layer="layout" svg:width="25.199cm" svg:height="17.935cm" svg:x="1.4cm" svg:y="0.837cm" presentation:class="subtitl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Background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Capture</text:p>
              </text:list-item>
              <text:list-item>
                <text:p>Guessability Study</text:p>
              </text:list-item>
              <text:list-item>
                <text:p>Classifier</text:p>
              </text:list-item>
              <text:list-item>
                <text:p>Confirmation Stud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Captur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essability Study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ifier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rmation Study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ercial Application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11-06-05T12:28:26</meta:creation-date>
    <dc:language>fi-FI</dc:language>
    <meta:editing-cycles>4</meta:editing-cycles>
    <meta:editing-duration>PT2H50M20S</meta:editing-duration>
    <meta:initial-creator>Will </meta:initial-creator>
    <dc:date>2011-06-05T15:18:43</dc:date>
    <dc:creator>Will </dc:creator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rey.otp"/>
  </office:meta>
</office:document-meta>
</file>